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10d0ce" officeooo:paragraph-rsid="0010d0ce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BR" officeooo:rsid="000a1261" officeooo:paragraph-rsid="000a1261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0aaa7a" officeooo:paragraph-rsid="000bb2c9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0be4f6" officeooo:paragraph-rsid="000be4f6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0d5c28" officeooo:paragraph-rsid="000d5c28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0ef5b6" officeooo:paragraph-rsid="000ef5b6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10ce44" officeooo:paragraph-rsid="0010ce44"/>
    </style:style>
    <style:style style:name="T1" style:family="text">
      <style:text-properties officeooo:rsid="000aaa7a"/>
    </style:style>
    <style:style style:name="T2" style:family="text">
      <style:text-properties officeooo:rsid="000bb2c9"/>
    </style:style>
    <style:style style:name="T3" style:family="text">
      <style:text-properties officeooo:rsid="0010ce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O gerenciamento das partes interessadas é um importante processo para um projeto, e possui o intuito de identificar a forma como o interesse de cada participante no projeto se manifesta, e com isso, definir uma estratégia para compartilhar informações entre os envolvidos, além de controlar o nível de envolvimento de cada um.</text:p>
      <text:p text:style-name="P2"><text:tab/><text:span text:style-name="T1">O gerenciamento das partes interessadas se divide em 4 tarefas principais: identificar as partes interessadas, planejar o gerenciamento das partes interessadas, gerenciar o engajamento das partes interessadas e controlar o engajamento das partes interessadas. O desafio da adaptação ao uso <text:s/>na metodologia scrum, é a característica ágil focada em produto, e não em documentos, que para o acompanhamento das partes interessadas, faz com que a maioria das informações se torne subjetiva. Vamos às atividades e sua aplicação no scrum;</text:span></text:p>
      <text:p text:style-name="P2"/>
      <text:list xml:id="list2930196803" text:style-name="L1">
        <text:list-item>
          <text:p text:style-name="P3">Identificar as partes interessadas: </text:p>
          <text:list>
            <text:list-item>
              <text:p text:style-name="P3"><text:span text:style-name="T2">Na entrada, nós já temos o primeiro desafio. Conforme o PMBOK, a entrada necessária para esta atividade, são o termo de abertura do projeto, os documentos de aquisição, fatores ambientais da empresa e ativos de processos organizacionais. No scrum, a ausência desses documentos formalmente, pode ser contornada utilizando-se das diversas reuniões durante o ciclo de desenvolvimento, para a coleta das informações contidas nestes documentos, através da consulta ao product owner. Mesmo que não seja uma coleta integral dos dados contidos nestes documentos, é o possível para que se alcance um mínimo de dados para completar a tarefas.</text:span></text:p>
            </text:list-item>
            <text:list-item>
              <text:p text:style-name="P4">Em ferramentas necessárias para a completude, temos outro desafio. As técnicas de definição de partes interessadas envolvem documentação extensa. Ela requer um gráfico da localização de todos os interessados, posicionados conforme o seu envolvimento e as informações que eles possuem do projeto. Como o scrum centraliza as partes interessadas do projeto no product owner, o foco deve ser sempre ele, e em como ele está a par do projeto como um todo. Novamente, o uso do foco em comunicação do scrum é importante, para que através dela, o gerente do projeto, ou seja, o scrum master, possa avaliar a situação. Portanto, técnicas são reduzidas em prol do foco em um só stakeholder, e em prol das diversas reuniões. Inclusive, o PMBOK cita as reuniões como forma de coletar esses dados, e o scrum utiliza-se exatamente disso.</text:p>
            </text:list-item>
            <text:list-item>
              <text:p text:style-name="P4">O registro das partes interessadas é feito, conforme o PMBOK, com as informações identificando os interessados, informações de avaliação da participação de cada um deles no projeto e a classificação das partes interessadas. Como o scrum tem menos papéis, a facilidade desse processo é drasticamente aumentada, e com isso, a exigência de registro é retirada. O scrum master deve se focar no product owner e na equipe, nada mais, nada <text:soft-page-break/>menos. A classificação, apesar de subjetiva no scrum, atende aos critérios, já que apenas um interessado existe, o product owner.</text:p>
            </text:list-item>
          </text:list>
        </text:list-item>
        <text:list-item>
          <text:p text:style-name="P5">Planejar o gerenciamento das partes interessadas:</text:p>
          <text:list>
            <text:list-item>
              <text:p text:style-name="P6">Na entrada, conforme o PMBOK, <text:span text:style-name="T3">são necessários documentos de gerenciamento do projeto, registro das partes interessadas, fatores ambientais da empresa e ativos de processos organizacionais. O scrum se utiliza das reuniões constantemente realizadas para identificar esses dados. E, como a parte interessada é apenas o product owner, todo o plano de de gerencimento é feito interamente de forma subjetiva, ou seja, através do dia-a-dia da organização e da equipe.</text:span></text:p>
            </text:list-item>
            <text:list-item>
              <text:p text:style-name="P7">Em técnicas, a classificação do nível de engajamento é realizada, utilizando a notação que o PMBOK recomenda, sendo elas: Desinformado, resistente, neutro, dá apoio e lidera. A classificação é realizada apenas no product owner, no scrum, durante as reuniões de sprint planning, e, como o intuito é trazer o cliente para a equipe, o alvo deve sempre ser a classificação “lidera”.</text:p>
            </text:list-item>
            <text:list-item>
              <text:p text:style-name="P7">Nas saídas, os documentos de registro do nível de engajamento, e o plano de gerenciamento das partes é criado, conforme o PMBOK. No scrum, a saída deve ser o total entendimento do nível de engajamento do product owner, e a busca de como aumentar esse nível, deve ser constantemente pensada pelo scrum master. A efetividade das técnicas para o aumento no nível de engajamento deve ser validada nas sprints plannings.</text:p>
            </text:list-item>
          </text:list>
        </text:list-item>
        <text:list-item>
          <text:p text:style-name="P7">Gerenciar o engajamento das partes interessadas:</text:p>
          <text:list>
            <text:list-item>
              <text:p text:style-name="P1">Nesta atividade, o PMBOK define habilidades interpessoais necessárias para manter o nível de engajamento constante. Elas são aplicadas no scrum durante todo o processo, e devem sempre ser revistas, buscando a correta implementação. O scrum master deve se esforçar para que todos os interessados no projeto, ou seja, a equipe scrum e o product owner, estejam em acordo com o nível buscado.</text:p>
            </text:list-item>
            <text:list-item>
              <text:p text:style-name="P1">As questões e requisições de mudança, no PMBOK, devem ser registradas durante o gerenciamento do plano de gerenciamento das partes interessadas. No scrum, isto é aplicado informalmente através da comunicação durante a sprint, e durante a sprint review, onde os problemas devem ser ditos.</text:p>
            </text:list-item>
          </text:list>
        </text:list-item>
        <text:list-item>
          <text:p text:style-name="P1">Controlar o engajamento das partes interessadas:</text:p>
          <text:list>
            <text:list-item>
              <text:p text:style-name="P1">Aqui, conforme o PMBOK, utilizando dos dados coletados durante o projeto, o desempenho deve ser avaliado, e novas atividades de gerenciamento das partes interessadas devem ser definidas. No scrum, os dados são computados por tarefas concluídas na sprint, e as mudanças, se utilizando da característica da equipe auto-<text:soft-page-break/>gerenciável, serão discutidas e implementadas durante a sprint review, onde os problemas impeditórios à completude das atividades definidas, serão abertos à toda a equipe, a fim de melhorar o desenpenho geral dos indivíduo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1:45:07.916000000</meta:creation-date>
    <dc:date>2017-06-11T14:16:59.346000000</dc:date>
    <meta:editing-duration>PT8M37S</meta:editing-duration>
    <meta:editing-cycles>1</meta:editing-cycles>
    <meta:document-statistic meta:table-count="0" meta:image-count="0" meta:object-count="0" meta:page-count="3" meta:paragraph-count="15" meta:word-count="875" meta:character-count="5538" meta:non-whitespace-character-count="4687"/>
    <meta:generator>LibreOffice/5.3.2.2$Windows_X86_64 LibreOffice_project/6cd4f1ef626f15116896b1d8e1398b56da0d0ee1</meta:generator>
  </office:meta>
</office:document-meta>
</file>